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/>
      <style:text-properties style:font-name-complex="Calibri" fo:color="#000000" style:font-size-complex="12pt"/>
    </style:style>
    <style:style style:name="P2" style:parent-style-name="內文" style:family="paragraph">
      <style:text-properties style:font-name-complex="Calibri" fo:color="#000000" style:font-size-complex="12pt"/>
    </style:style>
    <style:style style:name="P3" style:parent-style-name="內文" style:family="paragraph">
      <style:text-properties style:font-name-complex="Calibri" fo:color="#000000" style:font-size-complex="12pt"/>
    </style:style>
    <style:style style:name="P4" style:parent-style-name="內文" style:family="paragraph">
      <style:text-properties style:font-name-complex="Calibri" fo:color="#000000" style:font-size-complex="12pt"/>
    </style:style>
    <style:style style:name="P5" style:parent-style-name="內文" style:family="paragraph">
      <style:text-properties style:font-name-complex="Calibri" fo:color="#000000" style:font-size-complex="12pt"/>
    </style:style>
    <style:style style:name="P6" style:parent-style-name="內文" style:family="paragraph">
      <style:text-properties style:font-name-complex="Calibri" fo:color="#000000" style:font-size-complex="12pt"/>
    </style:style>
    <style:style style:name="P7" style:parent-style-name="內文" style:family="paragraph">
      <style:text-properties style:font-name-complex="Calibri" fo:color="#000000" style:font-size-complex="12pt"/>
    </style:style>
    <style:style style:name="P8" style:parent-style-name="內文" style:family="paragraph">
      <style:text-properties style:font-name-complex="Calibri" fo:color="#000000" style:font-size-complex="12pt"/>
    </style:style>
    <style:style style:name="P9" style:parent-style-name="內文" style:family="paragraph">
      <style:text-properties style:font-name-complex="Calibri" fo:color="#000000" style:font-size-complex="12pt"/>
    </style:style>
    <style:style style:name="P10" style:parent-style-name="內文" style:family="paragraph">
      <style:text-properties style:font-name-complex="Calibri" fo:color="#000000" style:font-size-complex="12pt"/>
    </style:style>
    <style:style style:name="P11" style:parent-style-name="內文" style:family="paragraph">
      <style:text-properties style:font-name-complex="Calibri" fo:color="#000000" style:font-size-complex="12pt"/>
    </style:style>
    <style:style style:name="P12" style:parent-style-name="內文" style:family="paragraph">
      <style:text-properties style:font-name-complex="Calibri" fo:color="#000000" style:font-size-complex="12pt"/>
    </style:style>
    <style:style style:name="P13" style:parent-style-name="內文" style:family="paragraph">
      <style:text-properties style:font-name-complex="Calibri" fo:color="#000000" style:font-size-complex="12pt"/>
    </style:style>
    <style:style style:name="P14" style:parent-style-name="內文" style:family="paragraph">
      <style:text-properties style:font-name-complex="Calibri" fo:color="#000000" style:font-size-complex="12pt"/>
    </style:style>
    <style:style style:name="P15" style:parent-style-name="內文" style:family="paragraph">
      <style:text-properties style:font-name-complex="Calibri" fo:color="#000000" style:font-size-complex="12pt"/>
    </style:style>
    <style:style style:name="P16" style:parent-style-name="內文" style:family="paragraph">
      <style:text-properties style:font-name-complex="Calibri" fo:color="#000000" style:font-size-complex="12pt"/>
    </style:style>
    <style:style style:name="P17" style:parent-style-name="內文" style:family="paragraph">
      <style:text-properties style:font-name-complex="Calibri" fo:color="#000000" style:font-size-complex="12pt"/>
    </style:style>
    <style:style style:name="P18" style:parent-style-name="內文" style:family="paragraph">
      <style:text-properties style:font-name-complex="Calibri" fo:color="#000000" style:font-size-complex="12pt"/>
    </style:style>
    <style:style style:name="P19" style:parent-style-name="內文" style:family="paragraph">
      <style:text-properties style:font-name-complex="Calibri" fo:color="#000000" style:font-size-complex="12pt"/>
    </style:style>
    <style:style style:name="P20" style:parent-style-name="內文" style:family="paragraph">
      <style:text-properties style:font-name-complex="Calibri" fo:color="#000000" style:font-size-complex="12pt"/>
    </style:style>
    <style:style style:name="P21" style:parent-style-name="內文" style:family="paragraph">
      <style:text-properties style:font-name-complex="Calibri" fo:color="#000000" style:font-size-complex="12pt"/>
    </style:style>
    <style:style style:name="P22" style:parent-style-name="內文" style:family="paragraph">
      <style:text-properties style:font-name-complex="Calibri" fo:color="#000000" style:font-size-complex="12pt"/>
    </style:style>
    <style:style style:name="P23" style:parent-style-name="內文" style:family="paragraph">
      <style:text-properties style:font-name-complex="Calibri" fo:color="#000000" style:font-size-complex="12pt"/>
    </style:style>
    <style:style style:name="P24" style:parent-style-name="內文" style:family="paragraph">
      <style:text-properties style:font-name-complex="Calibri" fo:color="#000000" style:font-size-complex="12pt"/>
    </style:style>
    <style:style style:name="P25" style:parent-style-name="內文" style:family="paragraph">
      <style:text-properties style:font-name-complex="Calibri" fo:color="#000000" style:font-size-complex="12pt"/>
    </style:style>
    <style:style style:name="P26" style:parent-style-name="內文" style:family="paragraph">
      <style:text-properties style:font-name-complex="Calibri" fo:color="#000000" style:font-size-complex="12pt"/>
    </style:style>
    <style:style style:name="P27" style:parent-style-name="內文" style:family="paragraph">
      <style:text-properties style:font-name-complex="Calibri" fo:color="#000000" style:font-size-complex="12pt"/>
    </style:style>
    <style:style style:name="P28" style:parent-style-name="內文" style:family="paragraph">
      <style:text-properties style:font-name-complex="Calibri" fo:color="#000000" style:font-size-complex="12pt"/>
    </style:style>
    <style:style style:name="P29" style:parent-style-name="內文" style:family="paragraph">
      <style:text-properties style:font-name-complex="Calibri" fo:color="#000000" style:font-size-complex="12pt"/>
    </style:style>
    <style:style style:name="P30" style:parent-style-name="內文" style:family="paragraph">
      <style:text-properties style:font-name-complex="Calibri" fo:color="#000000" style:font-size-complex="12pt"/>
    </style:style>
    <style:style style:name="P31" style:parent-style-name="內文" style:family="paragraph">
      <style:text-properties style:font-name-complex="Calibri" fo:color="#000000" style:font-size-complex="12pt"/>
    </style:style>
    <style:style style:name="P32" style:parent-style-name="內文" style:family="paragraph">
      <style:text-properties style:font-name-complex="Calibri" fo:color="#000000" style:font-size-complex="12pt"/>
    </style:style>
    <style:style style:name="P33" style:parent-style-name="內文" style:family="paragraph">
      <style:text-properties style:font-name-complex="Calibri" fo:color="#000000" style:font-size-complex="12pt"/>
    </style:style>
    <style:style style:name="P34" style:parent-style-name="內文" style:family="paragraph">
      <style:text-properties style:font-name-complex="Calibri" fo:color="#000000" style:font-size-complex="12pt"/>
    </style:style>
    <style:style style:name="P35" style:parent-style-name="內文" style:family="paragraph">
      <style:text-properties style:font-name-complex="Calibri" fo:color="#000000" style:font-size-complex="12pt"/>
    </style:style>
    <style:style style:name="P36" style:parent-style-name="內文" style:family="paragraph">
      <style:text-properties style:font-name-complex="Calibri" fo:color="#000000" style:font-size-complex="12pt"/>
    </style:style>
    <style:style style:name="P37" style:parent-style-name="內文" style:family="paragraph">
      <style:text-properties style:font-name-complex="Calibri" fo:color="#000000" style:font-size-complex="12pt"/>
    </style:style>
    <style:style style:name="P38" style:parent-style-name="內文" style:family="paragraph">
      <style:text-properties style:font-name-complex="Calibri" fo:color="#000000" style:font-size-complex="12pt"/>
    </style:style>
    <style:style style:name="P39" style:parent-style-name="內文" style:family="paragraph">
      <style:text-properties style:font-name-complex="Calibri" fo:color="#000000" style:font-size-complex="12pt"/>
    </style:style>
    <style:style style:name="P40" style:parent-style-name="內文" style:family="paragraph">
      <style:text-properties style:font-name-complex="Calibri" fo:color="#000000" style:font-size-complex="12pt"/>
    </style:style>
    <style:style style:name="P41" style:parent-style-name="內文" style:family="paragraph">
      <style:text-properties style:font-name-complex="Calibri" fo:color="#000000" style:font-size-complex="12pt"/>
    </style:style>
    <style:style style:name="P42" style:parent-style-name="內文" style:family="paragraph">
      <style:text-properties style:font-name-complex="Calibri" fo:color="#000000" style:font-size-complex="12pt"/>
    </style:style>
    <style:style style:name="P43" style:parent-style-name="內文" style:family="paragraph">
      <style:text-properties style:font-name-complex="Calibri" fo:color="#000000" style:font-size-complex="12pt"/>
    </style:style>
    <style:style style:name="P44" style:parent-style-name="內文" style:family="paragraph">
      <style:text-properties style:font-name-complex="Calibri" fo:color="#000000" style:font-size-complex="12pt"/>
    </style:style>
    <style:style style:name="P45" style:parent-style-name="內文" style:family="paragraph">
      <style:text-properties style:font-name-complex="Calibri" fo:color="#000000" style:font-size-complex="12pt"/>
    </style:style>
    <style:style style:name="P46" style:parent-style-name="內文" style:family="paragraph">
      <style:text-properties style:font-name-complex="Calibri" fo:color="#000000" style:font-size-complex="12pt"/>
    </style:style>
    <style:style style:name="P47" style:parent-style-name="內文" style:family="paragraph">
      <style:text-properties style:font-name-complex="Calibri" fo:color="#000000" style:font-size-complex="12pt"/>
    </style:style>
    <style:style style:name="P48" style:parent-style-name="內文" style:family="paragraph">
      <style:text-properties style:font-name-complex="Calibri" fo:color="#000000" style:font-size-complex="12pt"/>
    </style:style>
    <style:style style:name="P49" style:parent-style-name="內文" style:family="paragraph">
      <style:text-properties style:font-name-complex="Calibri" fo:color="#000000" style:font-size-complex="12pt"/>
    </style:style>
    <style:style style:name="P50" style:parent-style-name="內文" style:family="paragraph">
      <style:text-properties style:font-name-complex="Calibri" fo:color="#000000" style:font-size-complex="12pt"/>
    </style:style>
    <style:style style:name="P51" style:parent-style-name="內文" style:family="paragraph">
      <style:text-properties style:font-name-complex="Calibri" fo:color="#000000" style:font-size-complex="12pt"/>
    </style:style>
    <style:style style:name="P52" style:parent-style-name="內文" style:family="paragraph">
      <style:text-properties style:font-name-complex="Calibri" fo:color="#000000" style:font-size-complex="12pt"/>
    </style:style>
    <style:style style:name="P53" style:parent-style-name="內文" style:family="paragraph">
      <style:text-properties style:font-name-complex="Calibri" fo:color="#000000" style:font-size-complex="12pt"/>
    </style:style>
    <style:style style:name="P54" style:parent-style-name="內文" style:family="paragraph">
      <style:text-properties style:font-name-complex="Calibri" fo:color="#000000" style:font-size-complex="12pt"/>
    </style:style>
    <style:style style:name="P55" style:parent-style-name="內文" style:family="paragraph">
      <style:text-properties style:font-name-complex="Calibri" fo:color="#000000" style:font-size-complex="12pt"/>
    </style:style>
    <style:style style:name="P56" style:parent-style-name="內文" style:family="paragraph">
      <style:text-properties style:font-name-complex="Calibri" fo:color="#000000" style:font-size-complex="12pt"/>
    </style:style>
    <style:style style:name="P57" style:parent-style-name="內文" style:family="paragraph">
      <style:text-properties style:font-name-complex="Calibri" fo:color="#000000" style:font-size-complex="12pt"/>
    </style:style>
    <style:style style:name="P58" style:parent-style-name="內文" style:family="paragraph">
      <style:text-properties style:font-name-complex="Calibri" fo:color="#000000" style:font-size-complex="12pt"/>
    </style:style>
    <style:style style:name="P59" style:parent-style-name="內文" style:family="paragraph">
      <style:text-properties style:font-name-complex="Calibri" fo:color="#000000" style:font-size-complex="12pt"/>
    </style:style>
    <style:style style:name="P60" style:parent-style-name="內文" style:family="paragraph">
      <style:text-properties style:font-name-complex="Calibri" fo:color="#000000" style:font-size-complex="12pt"/>
    </style:style>
    <style:style style:name="P61" style:parent-style-name="內文" style:family="paragraph">
      <style:text-properties style:font-name-complex="Calibri" fo:color="#000000" style:font-size-complex="12pt"/>
    </style:style>
    <style:style style:name="P62" style:parent-style-name="內文" style:family="paragraph">
      <style:text-properties style:font-name-complex="Calibri" fo:color="#000000" style:font-size-complex="12pt"/>
    </style:style>
    <style:style style:name="P63" style:parent-style-name="內文" style:family="paragraph">
      <style:text-properties style:font-name-complex="Calibri" fo:color="#000000" style:font-size-complex="12pt"/>
    </style:style>
    <style:style style:name="P64" style:parent-style-name="內文" style:family="paragraph">
      <style:text-properties style:font-name-complex="Calibri" fo:color="#000000" style:font-size-complex="12pt"/>
    </style:style>
    <style:style style:name="P65" style:parent-style-name="內文" style:family="paragraph">
      <style:text-properties style:font-name-complex="Calibri" fo:color="#000000" style:font-size-complex="12pt"/>
    </style:style>
    <style:style style:name="P66" style:parent-style-name="內文" style:family="paragraph">
      <style:text-properties style:font-name-complex="Calibri" fo:color="#000000" style:font-size-complex="12pt"/>
    </style:style>
    <style:style style:name="P67" style:parent-style-name="內文" style:family="paragraph">
      <style:text-properties style:font-name-complex="Calibri" fo:color="#000000" style:font-size-complex="12pt"/>
    </style:style>
    <style:style style:name="P68" style:parent-style-name="內文" style:family="paragraph">
      <style:text-properties style:font-name-complex="Calibri" fo:color="#000000" style:font-size-complex="12pt"/>
    </style:style>
    <style:style style:name="P69" style:parent-style-name="內文" style:family="paragraph">
      <style:text-properties style:font-name-complex="Calibri" fo:color="#000000" style:font-size-complex="12pt"/>
    </style:style>
    <style:style style:name="P70" style:parent-style-name="內文" style:family="paragraph">
      <style:text-properties style:font-name-complex="Calibri" fo:color="#000000" style:font-size-complex="12pt"/>
    </style:style>
    <style:style style:name="P71" style:parent-style-name="內文" style:family="paragraph">
      <style:text-properties style:font-name-complex="Calibri" fo:color="#000000" style:font-size-complex="12pt"/>
    </style:style>
    <style:style style:name="P72" style:parent-style-name="內文" style:family="paragraph">
      <style:text-properties style:font-name-complex="Calibri" fo:color="#000000" style:font-size-complex="12pt"/>
    </style:style>
    <style:style style:name="P73" style:parent-style-name="內文" style:family="paragraph">
      <style:text-properties style:font-name-complex="Calibri" fo:color="#000000" style:font-size-complex="12pt"/>
    </style:style>
    <style:style style:name="P74" style:parent-style-name="內文" style:family="paragraph">
      <style:text-properties style:font-name-complex="Calibri" fo:color="#000000" style:font-size-complex="12pt"/>
    </style:style>
    <style:style style:name="P75" style:parent-style-name="內文" style:family="paragraph">
      <style:text-properties style:font-name-complex="Calibri" fo:color="#000000" style:font-size-complex="12pt"/>
    </style:style>
    <style:style style:name="P76" style:parent-style-name="內文" style:family="paragraph">
      <style:text-properties style:font-name-complex="Calibri" fo:color="#000000" style:font-size-complex="12pt"/>
    </style:style>
    <style:style style:name="P77" style:parent-style-name="內文" style:family="paragraph">
      <style:text-properties style:font-name-complex="Calibri" fo:color="#000000" style:font-size-complex="12pt"/>
    </style:style>
    <style:style style:name="P78" style:parent-style-name="內文" style:family="paragraph">
      <style:text-properties style:font-name-complex="Calibri" fo:color="#000000" style:font-size-complex="12pt"/>
    </style:style>
    <style:style style:name="P79" style:parent-style-name="內文" style:family="paragraph">
      <style:text-properties style:font-name-complex="Calibri" fo:color="#000000" style:font-size-complex="12pt"/>
    </style:style>
    <style:style style:name="P80" style:parent-style-name="內文" style:family="paragraph">
      <style:text-properties style:font-name-complex="Calibri" fo:color="#000000" style:font-size-complex="12pt"/>
    </style:style>
    <style:style style:name="P81" style:parent-style-name="內文" style:family="paragraph">
      <style:text-properties style:font-name-complex="Calibri" fo:color="#000000" style:font-size-complex="12pt"/>
    </style:style>
    <style:style style:name="P82" style:parent-style-name="內文" style:family="paragraph">
      <style:text-properties style:font-name-complex="Calibri" fo:color="#000000" style:font-size-complex="12pt"/>
    </style:style>
    <style:style style:name="P83" style:parent-style-name="內文" style:family="paragraph">
      <style:text-properties style:font-name-complex="Calibri" fo:color="#000000" style:font-size-complex="12pt"/>
    </style:style>
    <style:style style:name="P84" style:parent-style-name="內文" style:family="paragraph">
      <style:text-properties style:font-name-complex="Calibri" fo:color="#000000" style:font-size-complex="12pt"/>
    </style:style>
    <style:style style:name="P85" style:parent-style-name="內文" style:family="paragraph">
      <style:text-properties style:font-name-complex="Calibri" fo:color="#000000" style:font-size-complex="12pt"/>
    </style:style>
  </office:automatic-styles>
  <office:body>
    <office:text text:use-soft-page-breaks="true">
      <text:p text:style-name="P1">環狀線Y10景平站發車時刻</text:p>
      <text:p text:style-name="P2">1月台往新北產業園區站平常日</text:p>
      <text:p text:style-name="P3">6時2、8、18、24、30、35、42、48、51、56分</text:p>
      <text:p text:style-name="P4">7時1、5、10、15、20、24、29、34、39、44、50、54、59分</text:p>
      <text:p text:style-name="P5">8時4、9、14、18、23、27、33、37、43、48、53、58分</text:p>
      <text:p text:style-name="P6">9時3、10、17、25、33、42、50、57分</text:p>
      <text:p text:style-name="P7">10時3、10、17、25、32、40、48、56分</text:p>
      <text:p text:style-name="P8">11時4、11、19、26、34、41、49、56分</text:p>
      <text:p text:style-name="P9">12時4、11、19、26、34、41、49、56分</text:p>
      <text:p text:style-name="P10">13時4、11、19、26、34、41、49、56分</text:p>
      <text:p text:style-name="P11">14時4、11、19、26、34、41、49、56分</text:p>
      <text:p text:style-name="P12">15時4、11、19、26、34、41、49、56分</text:p>
      <text:p text:style-name="P13">16時4、11、19、26、32、38、42、47、52、57分</text:p>
      <text:p text:style-name="P14">17時2、7、11、15、21、25、30、35、41、45、50、55分</text:p>
      <text:p text:style-name="P15">18時0、4、09、14、18、23、28、33、37、44、49、54、58分</text:p>
      <text:p text:style-name="P16">19時3、8、12、17、22、27、32、39、48、59分</text:p>
      <text:p text:style-name="P17">20時9、18、28、38、47、57分</text:p>
      <text:p text:style-name="P18">21時7、17、27、37、47、58分</text:p>
      <text:p text:style-name="P19">22時8、18、28、38、46、56分</text:p>
      <text:p text:style-name="P20">23時6、12、20、33、44、57分</text:p>
      <text:p text:style-name="P21">24時8分</text:p>
      <text:p text:style-name="P22"/>
      <text:p text:style-name="P23">1月台往新北產業園區站週六、週日及國定假日</text:p>
      <text:p text:style-name="P24">6時1、8、18、25、35、44、51、58分</text:p>
      <text:p text:style-name="P25">7時7、17、28、38、48、58分</text:p>
      <text:p text:style-name="P26">8時8、19、28、38、48、58分</text:p>
      <text:p text:style-name="P27">9時8、17、26、34、42、49、56分</text:p>
      <text:p text:style-name="P28">10時4、11、19、26、34、41、49、56分</text:p>
      <text:p text:style-name="P29">11時4、11、19、26、34、41、49、56分</text:p>
      <text:p text:style-name="P30">12時4、11、19、26、34、41、49、56分</text:p>
      <text:p text:style-name="P31">13時4、11、19、26、34、41、49、56分</text:p>
      <text:p text:style-name="P32">14時4、11、19、26、34、41、49、56分</text:p>
      <text:p text:style-name="P33">15時4、11、19、26、34、41、49、56分</text:p>
      <text:p text:style-name="P34">16時4、11、19、26、34、41、49、56分</text:p>
      <text:p text:style-name="P35">17時4、11、19、26、34、41、49、58分</text:p>
      <text:p text:style-name="P36">18時9、19、28、39、49、59分</text:p>
      <text:p text:style-name="P37">19時9、18、28、38、48、58分</text:p>
      <text:p text:style-name="P38">20時8、18、28、38、48、58分</text:p>
      <text:soft-page-break/>
      <text:p text:style-name="P39">21時8、18、28、38、48、58分</text:p>
      <text:p text:style-name="P40">22時8、18、28、38、48、57分</text:p>
      <text:p text:style-name="P41">23時6、12、20、33、44、57分</text:p>
      <text:p text:style-name="P42">24時8分</text:p>
      <text:p text:style-name="P43"/>
      <text:p text:style-name="P44">2月台往大坪林站平常日</text:p>
      <text:p text:style-name="P45">6時0、7、16、23、29、37、43、50、58分</text:p>
      <text:p text:style-name="P46">7時6、12、16、22、27、33、37、42、47、52、56分</text:p>
      <text:p text:style-name="P47">8時1、6、10、16、20、26、31、36、41、45、50、55分</text:p>
      <text:p text:style-name="P48">9時0、4、8、14、19、24、28、34、40、45、51、58分</text:p>
      <text:p text:style-name="P49">10時6、13、21、30、38、44、51、59分</text:p>
      <text:p text:style-name="P50">11時6、14、21、29、36、44、51、59分</text:p>
      <text:p text:style-name="P51">12時6、14、21、29、36、44、51、59分</text:p>
      <text:p text:style-name="P52">13時6、14、21、29、36、44、51、59分</text:p>
      <text:p text:style-name="P53">14時6、14、21、29、36、44、51、59分</text:p>
      <text:p text:style-name="P54">15時6、14、21、29、36、44、51、59分</text:p>
      <text:p text:style-name="P55">16時6、14、21、29、37、44、52、58分</text:p>
      <text:p text:style-name="P56">17時6、13、18、24、28、33、38、43、47、52、57分</text:p>
      <text:p text:style-name="P57">18時1、6、11、16、20、27、32、36、41、46、51、55分</text:p>
      <text:p text:style-name="P58">19時0、5、9、14、19、24、30、35、40、44、49、53、58分</text:p>
      <text:p text:style-name="P59">20時3、8、15、24、34、44、54分</text:p>
      <text:p text:style-name="P60">21時4、14、24、34、44、54分</text:p>
      <text:p text:style-name="P61">22時4、14、24、34、44、52分</text:p>
      <text:p text:style-name="P62">23時1、11、21、31、39、47、55分</text:p>
      <text:p text:style-name="P63">24時3、12、24分<text:s/></text:p>
      <text:p text:style-name="P64"/>
      <text:p text:style-name="P65">2月台往大坪林站週六、週日及國定假日</text:p>
      <text:p text:style-name="P66">6時0、7、16、23、29、36、45、53分</text:p>
      <text:p text:style-name="P67">7時2、12、22、33、43、53分</text:p>
      <text:p text:style-name="P68">8時3、14、24、34、44、54分</text:p>
      <text:p text:style-name="P69">9時4、14、24、34、43、52、59分</text:p>
      <text:p text:style-name="P70">10時7、14、22、29、37、44、52、59分</text:p>
      <text:p text:style-name="P71">11時7、14、22、29、37、44、52、59分</text:p>
      <text:p text:style-name="P72">12時7、14、22、29、37、44、52、59分</text:p>
      <text:p text:style-name="P73">13時7、14、22、29、37、44、52、59分</text:p>
      <text:p text:style-name="P74">14時7、14、22、29、37、44、52、59分</text:p>
      <text:p text:style-name="P75">15時7、14、22、29、37、44、52、59分</text:p>
      <text:p text:style-name="P76">16時7、14、22、29、37、44、52、59分</text:p>
      <text:soft-page-break/>
      <text:p text:style-name="P77">17時7、14、22、29、37、45、52、59分</text:p>
      <text:p text:style-name="P78">18時7、14、24、34、44、54分</text:p>
      <text:p text:style-name="P79">19時4、14、24、34、44、54分</text:p>
      <text:p text:style-name="P80">20時4、14、24、34、44、54分</text:p>
      <text:p text:style-name="P81">21時4、14、24、34、44、54分</text:p>
      <text:p text:style-name="P82">22時4、14、24、34、43、52分</text:p>
      <text:p text:style-name="P83">23時1、11、21、31、39、47、55分</text:p>
      <text:p text:style-name="P84">24時3、12、24分</text:p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陳可虔</meta:initial-creator>
    <dc:creator>馮道弘</dc:creator>
    <meta:creation-date>2025-07-28T02:41:00Z</meta:creation-date>
    <dc:date>2025-07-28T03:09:00Z</dc:date>
    <meta:template xlink:href="Normal.dotm" xlink:type="simple"/>
    <meta:editing-cycles>3</meta:editing-cycles>
    <meta:editing-duration>PT3480S</meta:editing-duration>
    <meta:document-statistic meta:page-count="3" meta:paragraph-count="4" meta:word-count="304" meta:character-count="2034" meta:row-count="14" meta:non-whitespace-character-count="1734"/>
  </office:meta>
</office:document-meta>
</file>